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8in"/>
    </style:style>
    <style:style style:name="co2" style:family="table-column">
      <style:table-column-properties fo:break-before="auto" style:column-width="7.0374in"/>
    </style:style>
    <style:style style:name="co3" style:family="table-column">
      <style:table-column-properties fo:break-before="auto" style:column-width="2.66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57in" fo:break-before="auto" style:use-optimal-row-height="true"/>
    </style:style>
    <style:style style:name="ro3" style:family="table-row">
      <style:table-row-properties style:row-height="0.6807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1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DOCUMENTS</text:p>
          </table:table-cell>
          <table:table-cell office:value-type="string">
            <text:p>- when to be presented</text:p>
            <text:p>- where to be presented</text:p>
            <text:p>- what are the documents needed for registration</text:p>
            <text:p>- what are the fee structure</text:p>
            <text:p>- what are fines for registration</text:p>
          </table:table-cell>
          <table:table-cell/>
        </table:table-row>
        <table:table-row table:style-name="ro3">
          <table:table-cell office:value-type="string">
            <text:p>MARRIAGE</text:p>
          </table:table-cell>
          <table:table-cell office:value-type="string">
            <text:p>- what proofs should be presented</text:p>
            <text:p>- what are marriage registration fees</text:p>
            <text:p/>
            <text:p/>
          </table:table-cell>
          <table:table-cell office:value-type="string">
            <text:p>- marriage, residence,age,widnesses</text:p>
            <text:p>- Just for registration it is 100.For brief structure you can visit <text:a xlink:href="https://tnreginet.gov.in/portal/webHP?requestType=ApplicationRH&amp;actionVal=homePage&amp;screenId=114&amp;UserLocaleID=en&amp;_csrf=d712ac9e-4f0c-4973-a2e1-5f338c57e413">https://tnreginet.gov.in/portal/webHP?requestType=ApplicationRH&amp;actionVal=homePage&amp;screenId=114&amp;UserLocaleID=en&amp;_csrf=d712ac9e-4f0c-4973-a2e1-5f338c57e413</text:a></text:p>
          </table:table-cell>
        </table:table-row>
        <table:table-row table:style-name="ro4">
          <table:table-cell office:value-type="string">
            <text:p>BIRTH AND DEATH</text:p>
          </table:table-cell>
          <table:table-cell office:value-type="string">
            <text:p>- who do the birth and death registration</text:p>
            <text:p>- </text:p>
          </table:table-cell>
          <table:table-cell office:value-type="string">
            <text:p>- Birth and Death registration is done by the Local Bodies concerned.</text:p>
            <text:p>- </text:p>
          </table:table-cell>
        </table:table-row>
        <table:table-row table:style-name="ro5">
          <table:table-cell office:value-type="string">
            <text:p>CHITS</text:p>
          </table:table-cell>
          <table:table-cell office:value-type="string">
            <text:p>- what rights are their for subscribers</text:p>
          </table:table-cell>
          <table:table-cell office:value-type="string">
            <text:p>RIGHTS OF THE SUBSCRIBERS</text:p>
            <text:p/>
            <text:p>You have the right to demand the following from the Foreman.</text:p>
            <text:p>Registrars’ prior sanction for the conduct of chit.</text:p>
            <text:p>Copy of bylaw registered.</text:p>
            <text:p>Participation in the auction and bid details.</text:p>
            <text:p>Receipt of prize amount within 7 days of bid after furnishing the surety required.</text:p>
            <text:p>Receipt of dividend after payment of subscription periodically.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16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39:20.72</meta:creation-date>
    <dc:date>2018-02-21T16:41:42.69</dc:date>
    <meta:editing-duration>PT2H32M</meta:editing-duration>
    <meta:editing-cycles>1</meta:editing-cycles>
    <meta:document-statistic meta:table-count="3" meta:cell-count="11" meta:object-count="0"/>
    <meta:generator>OpenOffice/4.0.1$Win32 OpenOffice.org_project/401m5$Build-9714</meta:generator>
  </office:meta>
</office:document-meta>
</file>